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b04f" officeooo:paragraph-rsid="0006b04f"/>
    </style:style>
    <style:style style:name="P2" style:family="paragraph" style:parent-style-name="Standard">
      <style:text-properties officeooo:rsid="0006b04f" officeooo:paragraph-rsid="0009e539"/>
    </style:style>
    <style:style style:name="P3" style:family="paragraph" style:parent-style-name="Standard">
      <style:text-properties officeooo:rsid="00084798" officeooo:paragraph-rsid="00084798"/>
    </style:style>
    <style:style style:name="P4" style:family="paragraph" style:parent-style-name="Standard">
      <style:text-properties officeooo:rsid="0009e539" officeooo:paragraph-rsid="0009e539"/>
    </style:style>
    <style:style style:name="P5" style:family="paragraph" style:parent-style-name="Standard">
      <style:paragraph-properties fo:line-height="150%"/>
      <style:text-properties officeooo:rsid="000d1258" officeooo:paragraph-rsid="000d1258"/>
    </style:style>
    <style:style style:name="P6" style:family="paragraph" style:parent-style-name="Standard">
      <style:paragraph-properties fo:line-height="150%" fo:break-before="page"/>
      <style:text-properties officeooo:rsid="000d1258" officeooo:paragraph-rsid="000d1258"/>
    </style:style>
    <style:style style:name="T1" style:family="text">
      <style:text-properties officeooo:rsid="0009e539"/>
    </style:style>
    <style:style style:name="T2" style:family="text">
      <style:text-properties officeooo:rsid="000d5b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NG421 – Final Exam<text:tab/><text:tab/><text:tab/><text:tab/>Name: <text:s/>________________________________</text:p>
      <text:p text:style-name="P1"/>
      <text:p text:style-name="P1">1. <text:span text:style-name="T1">Explain the steps involved in daemonizing a process.<text:line-break/><text:line-break/><text:line-break/><text:line-break/><text:line-break/><text:line-break/></text:span></text:p>
      <text:p text:style-name="P1"/>
      <text:p text:style-name="P1">2. Write the definition of each of the following:</text:p>
      <text:p text:style-name="P1">Thread: </text:p>
      <text:p text:style-name="P1"><text:line-break/></text:p>
      <text:p text:style-name="P1"><text:span text:style-name="T1">Ethereal</text:span>:</text:p>
      <text:p text:style-name="P1"><text:line-break/></text:p>
      <text:p text:style-name="P1">Preforking:</text:p>
      <text:p text:style-name="P2"><text:line-break/></text:p>
      <text:p text:style-name="P2"><text:span text:style-name="T1">SO_REUSEADDR</text:span>:</text:p>
      <text:p text:style-name="P1"><text:line-break/></text:p>
      <text:p text:style-name="P1"><text:span text:style-name="T1">htons</text:span>:</text:p>
      <text:p text:style-name="P1"><text:line-break/></text:p>
      <text:p text:style-name="P4">File Descriptor:</text:p>
      <text:p text:style-name="P2"><text:line-break/></text:p>
      <text:p text:style-name="P2"><text:span text:style-name="T1">sched_yield()</text:span>:</text:p>
      <text:p text:style-name="P1"/>
      <text:p text:style-name="P3"><text:line-break/>/<text:span text:style-name="T1">etc/services</text:span>:</text:p>
      <text:p text:style-name="P3"/>
      <text:p text:style-name="P1"/>
      <text:p text:style-name="P3">select() function:</text:p>
      <text:p text:style-name="P3"/>
      <text:p text:style-name="P6">3. List the functions necessary to create a <text:span text:style-name="T2">simple TCP </text:span>server. Just the names of the functions are enough.<text:line-break/><text:line-break/><text:tab/>1. socket()<text:line-break/> <text:s text:c="9"/><text:tab/>2. ………<text:line-break/><text:tab/>3. ……… <text:s text:c="2"/><text:line-break/><text:tab/>4. ……… <text:s text:c="5"/><text:line-break/><text:tab/>5. ………<text:line-break/><text:tab/>6. ………<text:line-break/><text:tab/>7. ………<text:line-break/><text:tab/><text:span text:style-name="T2">(etc)</text:span><text:lin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6:58:24.937195894</meta:creation-date>
    <dc:date>2018-01-11T09:25:10.688729845</dc:date>
    <meta:editing-duration>PT30M56S</meta:editing-duration>
    <meta:editing-cycles>6</meta:editing-cycles>
    <meta:generator>LibreOffice/5.4.4.2$Linux_X86_64 LibreOffice_project/40$Build-2</meta:generator>
    <meta:document-statistic meta:table-count="0" meta:image-count="0" meta:object-count="0" meta:page-count="2" meta:paragraph-count="19" meta:word-count="68" meta:character-count="484" meta:non-whitespace-character-count="381"/>
  </office:meta>
</office:document-meta>
</file>